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7cm"/>
    </style:style>
    <style:style style:name="co3" style:family="table-column">
      <style:table-column-properties fo:break-before="auto" style:column-width="14.519cm"/>
    </style:style>
    <style:style style:name="co4" style:family="table-column">
      <style:table-column-properties fo:break-before="auto" style:column-width="9.095cm"/>
    </style:style>
    <style:style style:name="co5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4.761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15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236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7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5" style:family="table-cell" style:parent-style-name="Default" style:data-style-name="N37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6" style:family="table-cell" style:parent-style-name="Default" style:data-style-name="N37">
      <style:table-cell-properties fo:border-bottom="none" fo:background-color="#ffff66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7" style:family="table-cell" style:parent-style-name="Default" style:data-style-name="N37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 style:data-style-name="N10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26"/>
        <table:table-column table:style-name="co7" table:default-cell-style-name="ce10"/>
        <table:table-column table:style-name="co6" table:number-columns-repeated="1019" table:default-cell-style-name="ce10"/>
        <table:table-row table:style-name="ro2">
          <table:table-cell table:style-name="ce1" office:value-type="string">
            <text:p>CONTROL DE CAMBIOS</text:p>
          </table:table-cell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3">
          <table:table-cell table:style-name="ce2" office:value-type="string">
            <text:p>FECHA</text:p>
          </table:table-cell>
          <table:table-cell table:style-name="ce12" office:value-type="string">
            <text:p>REQUERIMIENTO </text:p>
          </table:table-cell>
          <table:table-cell table:style-name="ce12" office:value-type="string">
            <text:p>OBSERVACION</text:p>
          </table:table-cell>
          <table:table-cell table:style-name="ce18" office:value-type="string">
            <text:p>ESTATUS</text:p>
          </table:table-cell>
          <table:table-cell table:style-name="ce2" office:value-type="string">
            <text:p>FECHA SOLUCIONADO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5-02-24">
            <text:p>24/02/15</text:p>
          </table:table-cell>
          <table:table-cell table:style-name="ce4" office:value-type="string">
            <text:p>Poner un codificador de seguridad que certifique la data en procesos importante</text:p>
          </table:table-cell>
          <table:table-cell table:style-name="ce4" office:value-type="string">
            <text:p>ADAPTAR EL DE MCBE QUE SE HIZO EN PDVAL PERO CON UN DICCIONARIO MAS AMPLIO</text:p>
          </table:table-cell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4">
            <text:p>24/02/15</text:p>
          </table:table-cell>
          <table:table-cell table:style-name="ce4" office:value-type="string">
            <text:p>Definir un documento con la arquitectura para cada una de las capas siguiendo el orden siguiente: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Action (Ajax, No Ajax)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ActionForm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Model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DA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5" office:value-type="date" office:date-value="2015-02-24">
            <text:p>24/02/15</text:p>
          </table:table-cell>
          <table:table-cell table:style-name="ce13" office:value-type="string">
            <text:p>controlar la exception en el jsp que no imprima nada en el log cuando intentan entrar sin abrir sesion</text:p>
          </table:table-cell>
          <table:table-cell table:style-name="ce13"/>
          <table:table-cell table:style-name="ce20" office:value-type="string">
            <text:p>TERMINADO</text:p>
          </table:table-cell>
          <table:table-cell table:style-name="ce5" office:value-type="date" office:date-value="2015-04-28">
            <text:p>28/04/15</text:p>
          </table:table-cell>
          <table:table-cell table:style-name="ce15" table:number-columns-repeated="1019"/>
        </table:table-row>
        <table:table-row table:style-name="ro3">
          <table:table-cell table:style-name="ce3" office:value-type="date" office:date-value="2015-02-25">
            <text:p>25/02/15</text:p>
          </table:table-cell>
          <table:table-cell table:style-name="ce4" office:value-type="string">
            <text:p>utilizar jquery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5">
            <text:p>25/02/15</text:p>
          </table:table-cell>
          <table:table-cell table:style-name="ce4" office:value-type="string">
            <text:p>Realizar documento de chequeo de cumplimiento de estandares y arquitectura diferenciado por capa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6">
          <table:table-cell table:style-name="ce3" office:value-type="date" office:date-value="2015-03-30">
            <text:p>30/03/15</text:p>
          </table:table-cell>
          <table:table-cell table:style-name="ce4" office:value-type="string">
            <text:p>El Mensaje del compromiso inicial cuando no consigue registros debe ser claro y guiar al usuario a la causa de error. Solicitar respuesta del correo del 30-03-15 solicitando el caso de uso del compromiso inicial sigefirrhh</text:p>
          </table:table-cell>
          <table:table-cell table:style-name="ce4" office:value-type="string">
            <text:p>Sara deberia hacer el caso de uso sigefirrhh para saber las precondiciones de forma que se puedan hacer los querys validando dichas precondiciones</text:p>
          </table:table-cell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Los tipos de documento se deben buscar en una tabla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compromiso_inicial.jsp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/>
          <table:table-cell table:style-name="ce4" office:value-type="string">
            <text:p>-Buscar Tipo de Fondo en una tabla.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-acomodar los estilos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4"/>
          <table:table-cell table:style-name="ce4" office:value-type="string">
            <text:p>- La ventana de origen presupuestario debe habilitar los campos segun el tipo de origen seleccionado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3-31">
            <text:p>31/03/15</text:p>
          </table:table-cell>
          <table:table-cell table:style-name="ce4" office:value-type="string">
            <text:p>Manejo de transaccion a traves del dao generico y no a traves de las implementacione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modificar base de datos para incluir fecha y hora donde necesario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Constraint unique para expediente en todas las tablas donde aparezca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4-01">
            <text:p>01/04/15</text:p>
          </table:table-cell>
          <table:table-cell table:style-name="ce4" office:value-type="string">
            <text:p>buscar_expediente.jsp: no busca los archivos correctamente al darle f5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6" office:value-type="date" office:date-value="2015-04-01">
            <text:p>01/04/15</text:p>
          </table:table-cell>
          <table:table-cell table:style-name="ce13" office:value-type="string">
            <text:p>Columna ano en unidadadministradora debe ser not null</text:p>
          </table:table-cell>
          <table:table-cell table:style-name="ce13"/>
          <table:table-cell table:style-name="ce20" office:value-type="string">
            <text:p>LISTO</text:p>
          </table:table-cell>
          <table:table-cell table:style-name="ce6" office:value-type="date" office:date-value="2015-05-19">
            <text:p>19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01">
            <text:p>01/04/15</text:p>
          </table:table-cell>
          <table:table-cell table:style-name="ce4" office:value-type="string">
            <text:p>Arreglar actionpdd definir la arquitectura a usar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>
            <text:p>01/04/15</text:p>
          </table:table-cell>
          <table:table-cell table:style-name="ce4" office:value-type="string">
            <text:p>Ayudar a hacer un query utilitario q verifique q los campos obligatorios y claves (id_organismo,ano, etc)esten not null en todas las tabla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1">
            <text:p>01/04/15</text:p>
          </table:table-cell>
          <table:table-cell table:style-name="ce4" office:value-type="string">
            <text:p>SE DEBEN SETEAR TODOS LOS METODOS OPCIONALES DE LOS BEAN DEL MODELO DE DATOS INCLUSO NULL PORQUE SINO HIBERNATE GUARDA UNA CADENA VACIA EN LOS STRING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>
            <text:p>01/04/15</text:p>
          </table:table-cell>
          <table:table-cell table:style-name="ce4" office:value-type="string">
            <text:p>HACER UNA FUNCION QUE LLENE AUTOMATICAMENTE LOS CAMPOS DEL BEAN DEL MODELO CON EL ACTIONFORM DE STRUTS</text:p>
          </table:table-cell>
          <table:table-cell table:style-name="ce4" office:value-type="string">
            <text:p>Faltan evaluar todos los tipos de datos primitivos y llenar los parametros tipo array</text:p>
          </table:table-cell>
          <table:table-cell table:style-name="ce21" office:value-type="string">
            <text:p>9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7">
            <text:p>07/04/15</text:p>
          </table:table-cell>
          <table:table-cell table:style-name="ce4" office:value-type="string">
            <text:p>GastoProyectadoDAOImple MEJORAR EL STRSQL PARA QUE ARME LA CADENA CON LOS PARAMETROS Y NO COMO LO ESTA HACIENDO ACTUALMENTE QUE INCLUYE LOS VALORES DE UNA VEZ</text:p>
          </table:table-cell>
          <table:table-cell table:style-name="ce4" office:value-type="string">
            <text:p>VER EJEMPLO EN RESPUESTA DE <text:a xlink:href="http://stackoverflow.com/questions/13254133/jdbc-prepared-statement-how-to-set-a-list">http://stackoverflow.com/questions/13254133/jdbc-prepared-statement-how-to-set-a-list</text:a>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/>
          <table:table-cell table:style-name="ce4" office:value-type="string">
            <text:p>incluir los parametros que faltan en la funcion proyectarGasto</text:p>
          </table:table-cell>
          <table:table-cell table:style-name="ce4"/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>
            <text:p>15/04/15</text:p>
          </table:table-cell>
          <table:table-cell table:style-name="ce4" office:value-type="string">
            <text:p>Hacer una clase de excepciones propias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>
            <text:p>15/04/15</text:p>
          </table:table-cell>
          <table:table-cell table:style-name="ce4" office:value-type="string">
            <text:p>Clase de utilerias debe ser abstracta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16">
            <text:p>16/04/15</text:p>
          </table:table-cell>
          <table:table-cell table:style-name="ce4" office:value-type="string">
            <text:p>LOS ERRORES NO GRAVES SE DEBEN notificar ENVIAR A LA MISMA APLICACION QUE LOS PROVOCO Y NOTIFICAR AL USUARIO A VER SI PUEDE ARREGLAR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6" office:value-type="date" office:date-value="2015-04-28">
            <text:p>28/04/15</text:p>
          </table:table-cell>
          <table:table-cell table:style-name="ce13" office:value-type="string">
            <text:p>DEBO DOCUMENTAR EL MENU TANTO EN LA CREACION COMO LAS POSIBLES CAUSAS DE ERRORES</text:p>
          </table:table-cell>
          <table:table-cell table:style-name="ce13" office:value-type="string">
            <text:p>archivo ayuda.txt en la carpeta SOPORTE_MENU.txt</text:p>
          </table:table-cell>
          <table:table-cell table:style-name="ce22" office:value-type="string">
            <text:p>100%</text:p>
          </table:table-cell>
          <table:table-cell table:style-name="ce6" office:value-type="date" office:date-value="2015-05-19">
            <text:p>19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4-28">
            <text:p>28/04/15</text:p>
          </table:table-cell>
          <table:table-cell table:style-name="ce13" office:value-type="string">
            <text:p>EL MENU SE DEBE CREAR CON MINIMO LA OPCION DE SALIR, SI NO APARECEN OPCIONES ES QUE EL ROL NO TIENE OPCIONES ASOCIADAS</text:p>
          </table:table-cell>
          <table:table-cell table:style-name="ce13"/>
          <table:table-cell table:style-name="ce22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30">
            <text:p>30/04/15</text:p>
          </table:table-cell>
          <table:table-cell table:style-name="ce4" office:value-type="string">
            <text:p>arreglar los constraint de la tabla opcion muy importante</text:p>
          </table:table-cell>
          <table:table-cell table:style-name="ce4" office:value-type="string">
            <text:p>Solo falta definir que hacer con la columna uri</text:p>
          </table:table-cell>
          <table:table-cell table:style-name="ce21" office:value-type="string">
            <text:p>90%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6" office:value-type="date" office:date-value="0515-04-03">
            <text:p>01/04/15</text:p>
          </table:table-cell>
          <table:table-cell table:style-name="ce13" office:value-type="string">
            <text:p>incluir en el estilo styleIE.css el texto display:block; en la linea 93 estilo: ul.mnmenu li.level-0 li........ va a marcar todo el li para hacerle click y no solo el &lt;a&gt;</text:p>
          </table:table-cell>
          <table:table-cell table:style-name="ce13"/>
          <table:table-cell table:style-name="ce22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0515-04-03">
            <text:p>01/04/15</text:p>
          </table:table-cell>
          <table:table-cell table:style-name="ce13" office:value-type="string">
            <text:p>poner un borde al estilo de los ul border: 1px solid #ffffff; linea 72</text:p>
          </table:table-cell>
          <table:table-cell table:style-name="ce13"/>
          <table:table-cell table:style-name="ce23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5-06">
            <text:p>06/05/15</text:p>
          </table:table-cell>
          <table:table-cell table:style-name="ce13" office:value-type="string">
            <text:p>Ordenar los archivos de soporte de creacion del menu</text:p>
          </table:table-cell>
          <table:table-cell table:style-name="ce13" office:value-type="string">
            <text:p>TODO QUEDO EN UNA CARPETA LLAMADA SOPORTE_MENU</text:p>
          </table:table-cell>
          <table:table-cell table:style-name="ce23" office:value-type="string">
            <text:p>100%</text:p>
          </table:table-cell>
          <table:table-cell table:style-name="ce6" office:value-type="date" office:date-value="2015-05-15">
            <text:p>15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>
            <text:p>06/05/15</text:p>
          </table:table-cell>
          <table:table-cell table:style-name="ce4" office:value-type="string">
            <text:p>Definir como actualizar las opciones de menu en los organismo que lo tengan en produccion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6" office:value-type="date" office:date-value="2015-05-06">
            <text:p>06/05/15</text:p>
          </table:table-cell>
          <table:table-cell table:style-name="ce13" office:value-type="string">
            <text:p>MODIFICAR LAS PANTALLAS QUE MANEJAN LAS OPCIONES DE MENU</text:p>
          </table:table-cell>
          <table:table-cell table:style-name="ce13"/>
          <table:table-cell table:style-name="ce23" office:value-type="string">
            <text:p>100%</text:p>
          </table:table-cell>
          <table:table-cell table:style-name="ce6" office:value-type="date" office:date-value="2015-05-14">
            <text:p>14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>
            <text:p>06/05/15</text:p>
          </table:table-cell>
          <table:table-cell table:style-name="ce4" office:value-type="string">
            <text:p>GESTIONAR CREACION DE REPORTE PARA MOSTRAR LAS OPCIONES DE MENU Y QUE APAREZCA EN LA MISMA PANTALLA DE LA APLICACION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5-14">
            <text:p>14/05/15</text:p>
          </table:table-cell>
          <table:table-cell table:style-name="ce4" office:value-type="string">
            <text:p>Creacion de MAQUETA para LAS VISTAS DE SIGEFIRRHH CON DIV QUITANDOLES LAS TABLAS EMPEZANDO POR LAS DE MENOR COMPLEJIDAD</text:p>
          </table:table-cell>
          <table:table-cell table:style-name="ce4" office:value-type="string">
            <text:p>vista modelo Opcion.jsp</text:p>
          </table:table-cell>
          <table:table-cell table:style-name="ce24" office:value-type="string">
            <text:p>5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>
            <text:p>14/05/15</text:p>
          </table:table-cell>
          <table:table-cell table:style-name="ce4" office:value-type="string">
            <text:p>PONER EN EL CAMPO DESCRIPCION LA RUTA COMPLETA DEL APLICATIVO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>
            <text:p>14/05/15</text:p>
          </table:table-cell>
          <table:table-cell table:style-name="ce4" office:value-type="string">
            <text:p>Agregar un validador para que guarde solo traiga en el menu lo q cumpla con la expresion regular #.##.##.##.##.##.## documentar los posibles errores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10">
          <table:table-cell table:style-name="ce6" office:value-type="date" office:date-value="2015-05-18">
            <text:p>18/05/15</text:p>
          </table:table-cell>
          <table:table-cell table:style-name="ce13" office:value-type="string">
            <text:p>La opcion de cambio de password se debe poner por defecto a todos los usuarios</text:p>
          </table:table-cell>
          <table:table-cell table:style-name="ce13" office:value-type="string">
            <text:p>NO ES VIABLE YA QUE OTRO UL ENSANCHA DEMASIADO LA BARRA DE MENU PRINCIPAL E INCLUIRLO EN SISTEMA OBLIGARIA A EVALUAR EN CODIGO OPCIONES DE SISTEMA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5-22">
            <text:p>22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2015-05-18">
            <text:p>18/05/15</text:p>
          </table:table-cell>
          <table:table-cell table:style-name="ce13" office:value-type="string">
            <text:p>Hay que mostrar fecha, el nombre del usuario loguegado</text:p>
          </table:table-cell>
          <table:table-cell table:style-name="ce13"/>
          <table:table-cell table:style-name="ce23" office:value-type="percentage" office:value="1">
            <text:p>100%</text:p>
          </table:table-cell>
          <table:table-cell table:style-name="ce6" office:value-type="date" office:date-value="2015-05-23">
            <text:p>23/05/15</text:p>
          </table:table-cell>
          <table:table-cell table:number-columns-repeated="1019"/>
        </table:table-row>
        <table:table-row table:style-name="ro7">
          <table:table-cell table:style-name="ce6" office:value-type="date" office:date-value="2015-05-18">
            <text:p>18/05/15</text:p>
          </table:table-cell>
          <table:table-cell table:style-name="ce13" office:value-type="string">
            <text:p>Hacer un script para actualizar las clases modificadas en el sgf2 antes de compilar o bien que compile individualmente y ponga esas clases en el webapps</text:p>
          </table:table-cell>
          <table:table-cell table:style-name="ce13" office:value-type="string">
            <text:p>LOS JSP SE VAN A ACTUALIZAR CON EL SCRIPT LA PARTE JAVA DE DEBE COPIAR DIRECTAMENTE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5-22">
            <text:p>22/05/15</text:p>
          </table:table-cell>
          <table:table-cell table:number-columns-repeated="1019"/>
        </table:table-row>
        <table:table-row table:style-name="ro7">
          <table:table-cell table:style-name="ce7" office:value-type="date" office:date-value="2015-05-23">
            <text:p>23/05/15</text:p>
          </table:table-cell>
          <table:table-cell table:style-name="ce4" office:value-type="string">
            <text:p>Probar si la aplicacion cambia la fecha del registro cuando pasan las 12:00 ya que la interfaz que tiene la info al parecer solo se ejecuta una vez al entrar a la aplicacion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7">
            <text:p>27/05/15</text:p>
          </table:table-cell>
          <table:table-cell table:style-name="ce4" office:value-type="string">
            <text:p>Rosa pide evaluar mostrar la ruta completa a la aplicacion en el titulo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8">
            <text:p>28/05/15</text:p>
          </table:table-cell>
          <table:table-cell table:style-name="ce4" office:value-type="string">
            <text:p>Hacer guia de instalacion copia local de github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0">
            <text:p>10/06/15</text:p>
          </table:table-cell>
          <table:table-cell table:style-name="ce4" office:value-type="string">
            <text:p>Quitar el boton de cerrar de las ventanas emergentes y poner que funcione al hacer click afuera se cierre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0">
            <text:p>10/06/15</text:p>
          </table:table-cell>
          <table:table-cell table:style-name="ce4" office:value-type="string">
            <text:p>Las opciones(APROBAR,ANULAR,MODIFICAR) de los pdd se deben buscar en la base de datos y no dentro de la aplicacion tal y como esta ahora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6-11">
            <text:p>11/06/15</text:p>
          </table:table-cell>
          <table:table-cell table:style-name="ce4" office:value-type="string">
            <text:p>controlar que no salgan en el buscar expediente pdd aquellos que no contemplen en el proceso un pdd puede ser a traves de un campo en la tabla opcion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6-11">
            <text:p>11/06/15</text:p>
          </table:table-cell>
          <table:table-cell table:style-name="ce4" office:value-type="string">
            <text:p>Buscar la modelar las opciones para que atraves de dependencias las aplicaciones de regularizaciones sepan automaticamente que tipo de expedientes buscar sin tener que enviar los id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2">
            <text:p>12/06/15</text:p>
          </table:table-cell>
          <table:table-cell table:style-name="ce4" office:value-type="string">
            <text:p>Todas las paginas deben llevar en la primera linea del head &lt;meta charset="utf-8" /&gt; 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6" office:value-type="date" office:date-value="2015-06-12">
            <text:p>12/06/15</text:p>
          </table:table-cell>
          <table:table-cell table:style-name="ce13" office:value-type="string">
            <text:p>eliminar el error.jsp y dejar uno solo que muestre un resultado sea de exito o fallo</text:p>
          </table:table-cell>
          <table:table-cell table:style-name="ce13" office:value-type="string">
            <text:p>Se definio un solo forward que indica el resultado de la operacion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6-24">
            <text:p>24/06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6-16">
            <text:p>16/06/15</text:p>
          </table:table-cell>
          <table:table-cell table:style-name="ce4" office:value-type="string">
            <text:p>Arreglar constraint en tabla opcion urgente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6-25">
            <text:p>25/06/15</text:p>
          </table:table-cell>
          <table:table-cell table:style-name="ce4" office:value-type="string">
            <text:p>Los metodos de los DAO debe verificar los parametros requeridos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2" table:number-rows-repeated="4">
          <table:table-cell table:style-name="ce8"/>
          <table:table-cell table:style-name="ce4" table:number-columns-repeated="2"/>
          <table:table-cell table:style-name="ce24"/>
          <table:table-cell table:style-name="ce8"/>
          <table:table-cell table:number-columns-repeated="1019"/>
        </table:table-row>
        <table:table-row table:style-name="ro2" table:number-rows-repeated="76">
          <table:table-cell table:style-name="ce8"/>
          <table:table-cell table:style-name="ce4" table:number-columns-repeated="2"/>
          <table:table-cell table:style-name="ce21"/>
          <table:table-cell table:style-name="ce8"/>
          <table:table-cell table:number-columns-repeated="1019"/>
        </table:table-row>
        <table:table-row table:style-name="ro2">
          <table:table-cell table:style-name="ce9"/>
          <table:table-cell table:style-name="ce14" table:number-columns-repeated="2"/>
          <table:table-cell table:style-name="ce25"/>
          <table:table-cell table:style-name="ce9"/>
          <table:table-cell table:number-columns-repeated="1019"/>
        </table:table-row>
        <table:table-row table:style-name="ro2" table:number-rows-repeated="104843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10P0"/>
    </number:currency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09:48:35</meta:creation-date>
    <dc:date>2015-06-26T14:27:46</dc:date>
    <meta:editing-duration>PT7H26M17S</meta:editing-duration>
    <meta:editing-cycles>66</meta:editing-cycles>
    <meta:generator>LibreOffice/3.5$Linux_X86_64 LibreOffice_project/350m1$Build-2</meta:generator>
    <meta:document-statistic meta:table-count="3" meta:cell-count="177" meta:object-count="0"/>
  </office:meta>
</office:document-meta>
</file>